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Liberation Serif" svg:font-family="'Liberation Serif'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/>
    </style:style>
    <style:style style:name="P2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3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T1" style:family="text">
      <style:text-properties style:use-window-font-color="true" style:font-name="Liberation Serif" fo:font-size="12pt" fo:font-weight="normal" fo:background-color="transparent" loext:char-shading-value="0" style:font-name-asian="Liberation Serif" style:font-name-complex="Liberation Seri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ryptopunk: A game in which you create, customise and control a series of software programs in order to hack corporations and governments’ computer systems, represented as isometric dungeons.</text:p>
      <text:p text:style-name="P3"/>
      <text:p text:style-name="P2">Program features</text:p>
      <text:p text:style-name="P1"><text:span text:style-name="T1">– size: counts toward limit of programs allowed to bring on run. Doubles as max hp.</text:span></text:p>
      <text:p text:style-name="P2">- power: damage done when attacking another programs</text:p>
      <text:p text:style-name="P1"><text:span text:style-name="T1">–speed: number of tiles program can move in a turn</text:span></text:p>
      <text:p text:style-name="P2">--breach: ability to perform unauthorized access</text:p>
      <text:p text:style-name="P2">--range: maximum attack distance</text:p>
      <text:p text:style-name="P2">--sight: maximum view distance</text:p>
      <text:p text:style-name="P2">--modular: number of upgrades that can be installed</text:p>
      <text:p text:style-name="P2">keywords:</text:p>
      <text:p text:style-name="P1"><text:span text:style-name="T1">Ghost – only visible to adjacent programs or sensors</text:span></text:p>
      <text:p text:style-name="P1"><text:span text:style-name="T1">flight – can freely cross ledges, chasms</text:span></text:p>
      <text:p text:style-name="P1"><text:span text:style-name="T1">armor – reduce incoming damage</text:span></text:p>
      <text:p text:style-name="P1"><text:span text:style-name="T1">recover – heal each turn</text:span></text:p>
      <text:p text:style-name="P1"><text:span text:style-name="T1">sensor – see ghosts</text:span></text:p>
      <text:p text:style-name="P1"><text:span text:style-name="T1">hit and run – action does not end turn</text:span></text:p>
      <text:p text:style-name="P3"/>
      <text:p text:style-name="P1"><text:span text:style-name="T1">Dungeon features – procedurally generated!</text:span></text:p>
      <text:p text:style-name="P2">-ledges, ramps, and chasms</text:p>
      <text:p text:style-name="P2">- AI programs:</text:p>
      <text:p text:style-name="P2">as player programs, have patrol, search, and attack modes, have turns in initiative, not shown until seen by player</text:p>
      <text:p text:style-name="P2">Also have integrity stat (reduced by breach or damage), </text:p>
      <text:p text:style-name="P2">loot (used to buy market stuff), programs (added to library), goal (determines whether mission counts toward progression)</text:p>
      <text:p text:style-name="P2">firewalls (must be breached to pass)</text:p>
      <text:p text:style-name="P2">vaults (must be breached to get loot inside)</text:p>
      <text:p text:style-name="P1"><text:span text:style-name="T1">ports – bring in additional programs</text:span></text:p>
      <text:p text:style-name="P1"><text:span text:style-name="T1">security hub – spawns hostile programs</text:span></text:p>
      <text:p text:style-name="P2">terminals (can be used to disable programs and features, requires less or no breach, allows them to be turned back on again if desired)</text:p>
      <text:p text:style-name="P2">scanners (sensor programs with no movement or attack, must be breached rather than attacked), can be disabled from terminals</text:p>
      <text:p text:style-name="P3"/>
      <text:p text:style-name="P2">Player programs:</text:p>
      <text:p text:style-name="P1"><text:span text:style-name="T1">Brute Force – High size and power, only attacks adjacent, low breach</text:span></text:p>
      <text:p text:style-name="P1"><text:span text:style-name="T1">Rogue – Small, significant power, short range, ghost, strong breach</text:span></text:p>
      <text:p text:style-name="P1"><text:span text:style-name="T1">Oculus – Small, zero power, zero breach, flight, ghost, sensor(?)</text:span></text:p>
      <text:p text:style-name="P1"><text:span text:style-name="T1">Troll – brute force, recover</text:span></text:p>
      <text:p text:style-name="P1"><text:span text:style-name="T1">Bug – Small, fast, ghost, low power, high breach</text:span></text:p>
      <text:p text:style-name="P2">Hunter - Medium, powerful ranged attack</text:p>
      <text:p text:style-name="P2">Raider - Medium, hit and run</text:p>
      <text:p text:style-name="P2">Assassin - Slow, long range, powerful attack, stealth</text:p>
      <text:p text:style-name="P2">Harrier - medium, flies, hit and run</text:p>
      <text:p text:style-name="P1"><text:span text:style-name="T1">Banshee – Medium, flies, high power, range</text:span></text:p>
      <text:p text:style-name="P2">Wizard - small, sensor(?), high breach, extra upgrade slots, upgrades are smaller, comes with random upgrade</text:p>
      <text:p text:style-name="P2"><text:soft-page-break/>Doc - small, sensor, heals your units</text:p>
      <text:p text:style-name="P1"><text:span text:style-name="T1">Cryptid - <text:s/>randomize stats when purchasing – reduced cost to reroll?</text:span></text:p>
      <text:p text:style-name="P3"/>
      <text:p text:style-name="P2">come in 1.0 -3.0 versions with better stats and more upgrade slots</text:p>
      <text:p text:style-name="P3"/>
      <text:p text:style-name="P2">Upgrades: Boost any stat, add any keyword, grant unique abilities</text:p>
      <text:p text:style-name="P2">-teleport - damage self to move to any unoccupied space within visibility (swap?)</text:p>
      <text:p text:style-name="P1"><text:span text:style-name="T1">-defragment – repair damage to friendly programs</text:span></text:p>
      <text:p text:style-name="P1"><text:span text:style-name="T1">-remote hack – breach at up to program’ s visibility range</text:span></text:p>
      <text:p text:style-name="P1"><text:span text:style-name="T1">-deadlock – damage self to skip hostile program’s turn</text:span></text:p>
      <text:p text:style-name="P3"/>
      <text:p text:style-name="P3"/>
      <text:p text:style-name="P2">AI programs:</text:p>
      <text:p text:style-name="P2">Watchdog</text:p>
      <text:p text:style-name="P2">Sentinel</text:p>
      <text:p text:style-name="P2">Ironclad</text:p>
      <text:p text:style-name="P2">Turret</text:p>
      <text:p text:style-name="P2">Hunter-Killer</text:p>
      <text:p text:style-name="P2">Gargoyle</text:p>
      <text:p text:style-name="P2">Falcon</text:p>
      <text:p text:style-name="P2">Dragon</text:p>
      <text:p text:style-name="P2">Cerberus</text:p>
      <text:p text:style-name="P1"><text:span text:style-name="T1">Blockchain – creates clone when attack-moving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Liberation Serif" svg:font-family="'Liberation Serif'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01T14:40:58.521000000</dc:date>
    <meta:editing-duration>PT25M13S</meta:editing-duration>
    <meta:editing-cycles>1</meta:editing-cycles>
    <meta:document-statistic meta:table-count="0" meta:image-count="0" meta:object-count="0" meta:page-count="2" meta:paragraph-count="59" meta:word-count="430" meta:character-count="2755" meta:non-whitespace-character-count="2365"/>
    <meta:generator>LibreOffice/6.2.3.2$Windows_X86_64 LibreOffice_project/aecc05fe267cc68dde00352a451aa867b3b546ac</meta:generator>
  </office:meta>
</office:document-meta>
</file>